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0000000E0D327E99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17.5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i chik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messichikto" xlink:href="Pictures/10000000000000E0000000E0D327E99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 xlink:href="Pictures/10000000000000E0000000E0D327E990.jpg" xlink:type="simple" xlink:actuate="onLoad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09:05:56.730050411</meta:creation-date>
    <dc:date>2022-11-18T09:11:57.530960328</dc:date>
    <meta:editing-duration>PT6M1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1" meta:word-count="2" meta:character-count="13"/>
  </office:meta>
</office:document-meta>
</file>